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, Arial" style:font-family-generic="swiss"/>
    <style:font-face style:name="Verdana" svg:font-family="Verdana" style:font-family-generic="swiss"/>
    <style:font-face style:name="Liberation Sans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c3e1" officeooo:paragraph-rsid="001bc3e1"/>
    </style:style>
    <style:style style:name="T1" style:family="text">
      <style:text-properties style:text-position="sub 58%"/>
    </style:style>
    <style:style style:name="T2" style:family="text">
      <style:text-properties officeooo:rsid="001c8b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his is plain text in Default Style</text:p>
      <text:p text:style-name="P1"/>
      <text:p text:style-name="P1">This is text with a<text:span text:style-name="T1">subscript</text:span> created with Ctrl-Shift-B</text:p>
      <text:p text:style-name="P1"/>
      <text:p text:style-name="P1">This is text with a<text:span text:style-name="Default_20_subscript_20_style">subscript</text:span> created with a character style using default subscript settings <text:span text:style-name="T2">of automatic lowering (by 33%?) and relative font size of 66%</text:span></text:p>
      <text:p text:style-name="P1"/>
      <text:p text:style-name="P1">This is text with a<text:span text:style-name="subscript_20_larger_20_font">subscript</text:span> created with a character syle <text:span text:style-name="T2">using automatic lowering (by 33%?) but a </text:span>larger relative font size <text:span text:style-name="T2">of 80%</text:span></text:p>
      <text:p text:style-name="P1"/>
      <text:p text:style-name="P1">This is text with a<text:span text:style-name="subscript_20_custom">subscript</text:span> created with a <text:span text:style-name="T2">customised </text:span>character style <text:span text:style-name="T2">that lowers the subscript by 25% (non-automatic) and has a relative font size of 80%</text:span></text:p>
      <text:p text:style-name="P1"/>
      <text:p text:style-name="P1">This is Default style text agai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, Arial" style:font-family-generic="swiss"/>
    <style:font-face style:name="Verdana" svg:font-family="Verdana" style:font-family-generic="swiss"/>
    <style:font-face style:name="Liberation Sans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en" fo:country="NZ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NZ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Default_20_subscript_20_style" style:display-name="Default subscript style" style:family="text">
      <style:text-properties style:text-position="sub 66%" style:font-name="Liberation Sans" fo:font-family="'Liberation Sans'" style:font-style-name="Regular" style:font-family-generic="swiss" style:font-pitch="variable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ubscript_20_larger_20_font" style:display-name="subscript larger font" style:family="text" style:parent-style-name="Default_20_subscript_20_style">
      <style:text-properties style:text-position="sub 80%" style:font-size-asian="10.5pt"/>
    </style:style>
    <style:style style:name="subscript_20_custom" style:display-name="subscript custom" style:family="text" style:parent-style-name="subscript_20_larger_20_font">
      <style:text-properties style:text-position="-25% 80%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lle S</meta:initial-creator>
    <meta:creation-date>2016-05-01T14:39:36.993603377</meta:creation-date>
    <dc:date>2018-07-10T16:15:00.627574894</dc:date>
    <meta:editing-duration>PT30M18S</meta:editing-duration>
    <meta:editing-cycles>3</meta:editing-cycles>
    <meta:generator>LibreOffice/6.0.5.2$Linux_X86_64 LibreOffice_project/00m0$Build-2</meta:generator>
    <meta:document-statistic meta:table-count="0" meta:image-count="0" meta:object-count="0" meta:page-count="1" meta:paragraph-count="6" meta:word-count="95" meta:character-count="562" meta:non-whitespace-character-count="473"/>
  </office:meta>
</office:document-meta>
</file>